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" style:font-family-generic="modern" style:font-pitch="fixed"/>
    <style:font-face style:name="Calibri1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1mm" fo:break-before="auto" style:use-optimal-row-height="true"/>
    </style:style>
    <style:style style:name="ro3" style:family="table-row">
      <style:table-row-properties style:row-height="9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style:rfc-language-tag="es-ES-u-co-trad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style:rfc-language-tag="es-ES-u-co-trad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style:rfc-language-tag="es-ES-u-co-trad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hi" style:country-asian="IN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89.31mm" svg:height="103.02mm" svg:x="171.64mm" svg:y="72.81mm">
            <draw:object draw:notify-on-update-of-ranges="Hoja1.I9:Hoja1.I9 Hoja1.B7:Hoja1.B17 Hoja1.C6:Hoja1.C6 Hoja1.C7:Hoja1.C17 Hoja1.F36:Hoja1.F36 Hoja1.F37:Hoja1.F47 Hoja1.D36:Hoja1.D36 Hoja1.D37:Hoja1.D49 Hoja1.E36:Hoja1.E36 Hoja1.E37:Hoja1.E49 Hoja1.D6:Hoja1.D6 Hoja1.D7:Hoja1.D17 Hoja1.E6:Hoja1.E6 Hoja1.E7:Hoja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c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, secuencial vect, Globales</text:p>
            <text:p>1 thread=core (PC)</text:p>
          </table:table-cell>
          <table:table-cell table:style-name="ce14" office:value-type="string" calcext:value-type="string">
            <text:p>T, paralelo (versión for)</text:p>
            <text:p>4 threads = cores lógicos = cores físicos (PC)</text:p>
          </table:table-cell>
          <table:table-cell table:style-name="ce14" office:value-type="string" calcext:value-type="string">
            <text:p>T, paralelo (versión sections)</text:p>
            <text:p>4 threads = cores lógicos = cores físicos (PC)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6384" calcext:value-type="float">
            <text:p>16384</text:p>
          </table:table-cell>
          <table:table-cell table:style-name="ce6" office:value-type="float" office:value="0.000178382" calcext:value-type="float">
            <text:p>0,000178382</text:p>
          </table:table-cell>
          <table:table-cell table:style-name="ce6" office:value-type="float" office:value="0.000104315" calcext:value-type="float">
            <text:p>0,000104315</text:p>
          </table:table-cell>
          <table:table-cell table:style-name="ce6" office:value-type="float" office:value="0.000288413" calcext:value-type="float">
            <text:p>0,000288413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215182" calcext:value-type="float">
            <text:p>0,000215182</text:p>
          </table:table-cell>
          <table:table-cell table:style-name="ce7" office:value-type="float" office:value="0.000283921" calcext:value-type="float">
            <text:p>0,000283921</text:p>
          </table:table-cell>
          <table:table-cell table:style-name="ce7" office:value-type="float" office:value="0.000364683" calcext:value-type="float">
            <text:p>0,000364683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65536" calcext:value-type="float">
            <text:p>65536</text:p>
          </table:table-cell>
          <table:table-cell table:style-name="ce6" office:value-type="float" office:value="0.000353213" calcext:value-type="float">
            <text:p>0,000353213</text:p>
          </table:table-cell>
          <table:table-cell table:style-name="ce6" office:value-type="float" office:value="0.000306561" calcext:value-type="float">
            <text:p>0,000306561</text:p>
          </table:table-cell>
          <table:table-cell table:style-name="ce6" office:value-type="float" office:value="0.000621874" calcext:value-type="float">
            <text:p>0,000621874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131072" calcext:value-type="float">
            <text:p>131072</text:p>
          </table:table-cell>
          <table:table-cell table:style-name="ce7" office:value-type="float" office:value="0.00065021" calcext:value-type="float">
            <text:p>0,00065021</text:p>
          </table:table-cell>
          <table:table-cell table:style-name="ce7" office:value-type="float" office:value="0.000655123" calcext:value-type="float">
            <text:p>0,000655123</text:p>
          </table:table-cell>
          <table:table-cell table:style-name="ce7" office:value-type="float" office:value="0.001155135" calcext:value-type="float">
            <text:p>0,001155135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262144" calcext:value-type="float">
            <text:p>262144</text:p>
          </table:table-cell>
          <table:table-cell table:style-name="ce6" office:value-type="float" office:value="0.001315974" calcext:value-type="float">
            <text:p>0,001315974</text:p>
          </table:table-cell>
          <table:table-cell table:style-name="ce6" office:value-type="float" office:value="0.001386243" calcext:value-type="float">
            <text:p>0,001386243</text:p>
          </table:table-cell>
          <table:table-cell table:style-name="ce6" office:value-type="float" office:value="0.002616417" calcext:value-type="float">
            <text:p>0,002616417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524288" calcext:value-type="float">
            <text:p>524288</text:p>
          </table:table-cell>
          <table:table-cell table:style-name="ce7" office:value-type="float" office:value="0.002718411" calcext:value-type="float">
            <text:p>0,002718411</text:p>
          </table:table-cell>
          <table:table-cell table:style-name="ce7" office:value-type="float" office:value="0.002659" calcext:value-type="float">
            <text:p>0,002659</text:p>
          </table:table-cell>
          <table:table-cell table:style-name="ce7" office:value-type="float" office:value="0.004577958" calcext:value-type="float">
            <text:p>0,004577958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1048576" calcext:value-type="float">
            <text:p>1048576</text:p>
          </table:table-cell>
          <table:table-cell table:style-name="ce6" office:value-type="float" office:value="0.005278967" calcext:value-type="float">
            <text:p>0,005278967</text:p>
          </table:table-cell>
          <table:table-cell table:style-name="ce6" office:value-type="float" office:value="0.00544912" calcext:value-type="float">
            <text:p>0,00544912</text:p>
          </table:table-cell>
          <table:table-cell table:style-name="ce6" office:value-type="float" office:value="0.008508678" calcext:value-type="float">
            <text:p>0,008508678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2097152" calcext:value-type="float">
            <text:p>2097152</text:p>
          </table:table-cell>
          <table:table-cell table:style-name="ce7" office:value-type="float" office:value="0.010407676" calcext:value-type="float">
            <text:p>0,010407676</text:p>
          </table:table-cell>
          <table:table-cell table:style-name="ce7" office:value-type="float" office:value="0.010705089" calcext:value-type="float">
            <text:p>0,010705089</text:p>
          </table:table-cell>
          <table:table-cell table:style-name="ce7" office:value-type="float" office:value="0.01705557" calcext:value-type="float">
            <text:p>0,01705557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4194304" calcext:value-type="float">
            <text:p>4194304</text:p>
          </table:table-cell>
          <table:table-cell table:style-name="ce6" office:value-type="float" office:value="0.02118135" calcext:value-type="float">
            <text:p>0,02118135</text:p>
          </table:table-cell>
          <table:table-cell table:style-name="ce6" office:value-type="float" office:value="0.021579533" calcext:value-type="float">
            <text:p>0,021579533</text:p>
          </table:table-cell>
          <table:table-cell table:style-name="ce6" office:value-type="float" office:value="0.034186747" calcext:value-type="float">
            <text:p>0,034186747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8388608" calcext:value-type="float">
            <text:p>8388608</text:p>
          </table:table-cell>
          <table:table-cell table:style-name="ce7" office:value-type="float" office:value="0.043924646" calcext:value-type="float">
            <text:p>0,043924646</text:p>
          </table:table-cell>
          <table:table-cell table:style-name="ce7" office:value-type="float" office:value="0.042370052" calcext:value-type="float">
            <text:p>0,042370052</text:p>
          </table:table-cell>
          <table:table-cell table:style-name="ce7" office:value-type="float" office:value="0.064451489" calcext:value-type="float">
            <text:p>0,064451489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16777216" calcext:value-type="float">
            <text:p>16777216</text:p>
          </table:table-cell>
          <table:table-cell table:style-name="ce6" office:value-type="float" office:value="0.087851159" calcext:value-type="float">
            <text:p>0,087851159</text:p>
          </table:table-cell>
          <table:table-cell table:style-name="ce6" office:value-type="float" office:value="0.085049523" calcext:value-type="float">
            <text:p>0,085049523</text:p>
          </table:table-cell>
          <table:table-cell table:style-name="ce6" office:value-type="float" office:value="0.120477282" calcext:value-type="float">
            <text:p>0,120477282</text:p>
          </table:table-cell>
          <table:table-cell table:number-columns-repeated="11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15"/>
          <table:table-cell table:style-name="ce22"/>
        </table:table-row>
        <table:table-row table:style-name="ro1" table:number-rows-repeated="9">
          <table:table-cell table:number-columns-repeated="16"/>
        </table:table-row>
        <table:table-row table:style-name="ro3">
          <table:table-cell table:number-columns-repeated="2"/>
          <table:table-cell table:style-name="ce8" office:value-type="string" calcext:value-type="string">
            <text:p>Nº de Componentes</text:p>
          </table:table-cell>
          <table:table-cell table:style-name="ce8" office:value-type="string" calcext:value-type="string">
            <text:p>T, secuencial vect, Globales</text:p>
            <text:p>1 thread=core (ATCGRID)</text:p>
          </table:table-cell>
          <table:table-cell table:style-name="ce20" office:value-type="string" calcext:value-type="string">
            <text:p>T, paralelo (versión for)</text:p>
            <text:p>12 threads = cores lógicos = cores físicos (ATCGRID)</text:p>
          </table:table-cell>
          <table:table-cell table:style-name="ce20" office:value-type="string" calcext:value-type="string">
            <text:p>T, paralelo (versión sections)</text:p>
            <text:p>12 threads = cores lógicos = cores físicos (ATCGRID)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float" office:value="16384" calcext:value-type="float">
            <text:p>16384</text:p>
          </table:table-cell>
          <table:table-cell table:style-name="ce15" office:value-type="float" office:value="0.000434682" calcext:value-type="float">
            <text:p>0,000434682</text:p>
          </table:table-cell>
          <table:table-cell table:style-name="ce17" office:value-type="float" office:value="0.005891461" calcext:value-type="float">
            <text:p>0,005891461</text:p>
          </table:table-cell>
          <table:table-cell table:style-name="ce17" office:value-type="float" office:value="0.004376493" calcext:value-type="float">
            <text:p>0,0043764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" office:value-type="float" office:value="32768" calcext:value-type="float">
            <text:p>32768</text:p>
          </table:table-cell>
          <table:table-cell table:style-name="ce16" office:value-type="float" office:value="0.000467208" calcext:value-type="float">
            <text:p>0,000467208</text:p>
          </table:table-cell>
          <table:table-cell table:style-name="ce18" office:value-type="float" office:value="0.006270841" calcext:value-type="float">
            <text:p>0,006270841</text:p>
          </table:table-cell>
          <table:table-cell table:style-name="ce18" office:value-type="float" office:value="0.004195131" calcext:value-type="float">
            <text:p>0,00419513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65536" calcext:value-type="float">
            <text:p>65536</text:p>
          </table:table-cell>
          <table:table-cell table:style-name="ce15" office:value-type="float" office:value="0.000356291" calcext:value-type="float">
            <text:p>0,000356291</text:p>
          </table:table-cell>
          <table:table-cell table:style-name="ce17" office:value-type="float" office:value="0.004906844" calcext:value-type="float">
            <text:p>0,004906844</text:p>
          </table:table-cell>
          <table:table-cell table:style-name="ce17" office:value-type="float" office:value="0.004140746" calcext:value-type="float">
            <text:p>0,00414074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131072" calcext:value-type="float">
            <text:p>131072</text:p>
          </table:table-cell>
          <table:table-cell table:style-name="ce16" office:value-type="float" office:value="0.000499056" calcext:value-type="float">
            <text:p>0,000499056</text:p>
          </table:table-cell>
          <table:table-cell table:style-name="ce18" office:value-type="float" office:value="0.006947633" calcext:value-type="float">
            <text:p>0,006947633</text:p>
          </table:table-cell>
          <table:table-cell table:style-name="ce18" office:value-type="float" office:value="0.004204031" calcext:value-type="float">
            <text:p>0,00420403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262144" calcext:value-type="float">
            <text:p>262144</text:p>
          </table:table-cell>
          <table:table-cell table:style-name="ce15" office:value-type="float" office:value="0.001367306" calcext:value-type="float">
            <text:p>0,001367306</text:p>
          </table:table-cell>
          <table:table-cell table:style-name="ce17" office:value-type="float" office:value="0.006786712" calcext:value-type="float">
            <text:p>0,006786712</text:p>
          </table:table-cell>
          <table:table-cell table:style-name="ce17" office:value-type="float" office:value="0.002125777" calcext:value-type="float">
            <text:p>0,00212577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524288" calcext:value-type="float">
            <text:p>524288</text:p>
          </table:table-cell>
          <table:table-cell table:style-name="ce16" office:value-type="float" office:value="0.002516822" calcext:value-type="float">
            <text:p>0,002516822</text:p>
          </table:table-cell>
          <table:table-cell table:style-name="ce18" office:value-type="float" office:value="0.007437937" calcext:value-type="float">
            <text:p>0,007437937</text:p>
          </table:table-cell>
          <table:table-cell table:style-name="ce18" office:value-type="float" office:value="0.005466901" calcext:value-type="float">
            <text:p>0,0054669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1048576" calcext:value-type="float">
            <text:p>1048576</text:p>
          </table:table-cell>
          <table:table-cell table:style-name="ce17" office:value-type="float" office:value="0.004973934" calcext:value-type="float">
            <text:p>0,004973934</text:p>
          </table:table-cell>
          <table:table-cell table:style-name="ce17" office:value-type="float" office:value="0.00853347" calcext:value-type="float">
            <text:p>0,00853347</text:p>
          </table:table-cell>
          <table:table-cell table:style-name="ce17" office:value-type="float" office:value="0.008355312" calcext:value-type="float">
            <text:p>0,0083553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2097152" calcext:value-type="float">
            <text:p>2097152</text:p>
          </table:table-cell>
          <table:table-cell table:style-name="ce18" office:value-type="float" office:value="0.008847148" calcext:value-type="float">
            <text:p>0,008847148</text:p>
          </table:table-cell>
          <table:table-cell table:style-name="ce18" office:value-type="float" office:value="0.010104209" calcext:value-type="float">
            <text:p>0,010104209</text:p>
          </table:table-cell>
          <table:table-cell table:style-name="ce18" office:value-type="float" office:value="0.011571925" calcext:value-type="float">
            <text:p>0,01157192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4194304" calcext:value-type="float">
            <text:p>4194304</text:p>
          </table:table-cell>
          <table:table-cell table:style-name="ce17" office:value-type="float" office:value="0.017095919" calcext:value-type="float">
            <text:p>0,017095919</text:p>
          </table:table-cell>
          <table:table-cell table:style-name="ce17" office:value-type="float" office:value="0.012020752" calcext:value-type="float">
            <text:p>0,012020752</text:p>
          </table:table-cell>
          <table:table-cell table:style-name="ce17" office:value-type="float" office:value="0.025399286" calcext:value-type="float">
            <text:p>0,02539928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8388608" calcext:value-type="float">
            <text:p>8388608</text:p>
          </table:table-cell>
          <table:table-cell table:style-name="ce18" office:value-type="float" office:value="0.032331859" calcext:value-type="float">
            <text:p>0,032331859</text:p>
          </table:table-cell>
          <table:table-cell table:style-name="ce18" office:value-type="float" office:value="0.018717587" calcext:value-type="float">
            <text:p>0,018717587</text:p>
          </table:table-cell>
          <table:table-cell table:style-name="ce18" office:value-type="float" office:value="0.035702657" calcext:value-type="float">
            <text:p>0,03570265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16777216" calcext:value-type="float">
            <text:p>16777216</text:p>
          </table:table-cell>
          <table:table-cell table:style-name="ce17" office:value-type="float" office:value="0.063942061" calcext:value-type="float">
            <text:p>0,063942061</text:p>
          </table:table-cell>
          <table:table-cell table:style-name="ce17" office:value-type="float" office:value="0.032735396" calcext:value-type="float">
            <text:p>0,032735396</text:p>
          </table:table-cell>
          <table:table-cell table:style-name="ce17" office:value-type="float" office:value="0.084965989" calcext:value-type="float">
            <text:p>0,08496598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33554432" calcext:value-type="float">
            <text:p>33554432</text:p>
          </table:table-cell>
          <table:table-cell table:style-name="ce18" office:value-type="float" office:value="0.126561664" calcext:value-type="float">
            <text:p>0,126561664</text:p>
          </table:table-cell>
          <table:table-cell table:style-name="ce18" office:value-type="float" office:value="0.059547167" calcext:value-type="float">
            <text:p>0,059547167</text:p>
          </table:table-cell>
          <table:table-cell table:style-name="ce16"/>
          <table:table-cell table:number-columns-repeated="10"/>
        </table:table-row>
        <table:table-row table:style-name="ro1">
          <table:table-cell table:number-columns-repeated="2"/>
          <table:table-cell table:style-name="ce13" office:value-type="float" office:value="67108864" calcext:value-type="float">
            <text:p>67108864</text:p>
          </table:table-cell>
          <table:table-cell table:style-name="ce19" office:value-type="float" office:value="0.126731809" calcext:value-type="float">
            <text:p>0,126731809</text:p>
          </table:table-cell>
          <table:table-cell table:style-name="ce19" office:value-type="float" office:value="0.060793776" calcext:value-type="float">
            <text:p>0,060793776</text:p>
          </table:table-cell>
          <table:table-cell table:style-name="ce2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" style:font-family-generic="modern" style:font-pitch="fixed"/>
    <style:font-face style:name="Calibri1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01:00:44.146747809</meta:creation-date>
    <dc:date>2021-04-17T01:20:07.879016018</dc:date>
    <meta:editing-duration>PT19M23S</meta:editing-duration>
    <meta:editing-cycles>3</meta:editing-cycles>
    <meta:generator>LibreOffice/6.0.7.3$Linux_X86_64 LibreOffice_project/00m0$Build-3</meta:generator>
    <meta:document-statistic meta:table-count="1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32cm" svg:height="10.303cm" xlink:href=".." xlink:type="simple" chart:class="chart:line" chart:style-name="ch1">
        <chart:legend chart:legend-position="end" svg:x="12.243cm" svg:y="1.622cm" style:legend-expansion="high" chart:style-name="ch2"/>
        <chart:plot-area chart:style-name="ch3" table:cell-range-address="Hoja1.I9:Hoja1.I9 Hoja1.B7:Hoja1.E17 Hoja1.C6:Hoja1.E6 Hoja1.F36:Hoja1.F47 Hoja1.D36:Hoja1.E49" chart:data-source-has-labels="both" svg:x="0.378cm" svg:y="0.206cm" svg:width="11.487cm" svg:height="9.891cm">
          <chartooo:coordinate-region svg:x="1.661cm" svg:y="0.206cm" svg:width="10.204cm" svg:height="8.114cm"/>
          <chart:axis chart:dimension="x" chart:name="primary-x" chart:style-name="ch4" chartooo:axis-type="auto">
            <chartooo:date-scale/>
            <chart:categories table:cell-range-address="Hoja1.B7:Hoja1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7:Hoja1.C17" chart:label-cell-address="Hoja1.C6:Hoja1.C6" chart:class="chart:line">
            <chart:data-point chart:repeated="11"/>
          </chart:series>
          <chart:series chart:style-name="ch8" chart:values-cell-range-address="Hoja1.F37:Hoja1.F47" chart:label-cell-address="Hoja1.F36:Hoja1.F36" chart:class="chart:line">
            <chart:data-point chart:repeated="11"/>
          </chart:series>
          <chart:series chart:style-name="ch9" chart:values-cell-range-address="Hoja1.D37:Hoja1.D49" chart:label-cell-address="Hoja1.D36:Hoja1.D36" chart:class="chart:line">
            <chart:data-point chart:repeated="13"/>
          </chart:series>
          <chart:series chart:style-name="ch10" chart:values-cell-range-address="Hoja1.E37:Hoja1.E49" chart:label-cell-address="Hoja1.E36:Hoja1.E36" chart:class="chart:line">
            <chart:data-point chart:repeated="13"/>
          </chart:series>
          <chart:series chart:style-name="ch11" chart:values-cell-range-address="Hoja1.D7:Hoja1.D17" chart:label-cell-address="Hoja1.D6:Hoja1.D6" chart:class="chart:line">
            <chart:data-point chart:repeated="11"/>
          </chart:series>
          <chart:series chart:style-name="ch12" chart:values-cell-range-address="Hoja1.E7:Hoja1.E17" chart:label-cell-address="Hoja1.E6:Hoja1.E6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, secuencial vect, Globales
1 thread=core (PC)</text:p>
                <draw:g>
                  <svg:desc>Hoja1.C6:Hoja1.C6</svg:desc>
                </draw:g>
              </table:table-cell>
              <table:table-cell office:value-type="string">
                <text:p>T, paralelo (versión sections)
12 threads = cores lógicos = cores físicos (ATCGRID)</text:p>
                <draw:g>
                  <svg:desc>Hoja1.F36:Hoja1.F36</svg:desc>
                </draw:g>
              </table:table-cell>
              <table:table-cell office:value-type="string">
                <text:p>T, secuencial vect, Globales
1 thread=core (ATCGRID)</text:p>
                <draw:g>
                  <svg:desc>Hoja1.D36:Hoja1.D36</svg:desc>
                </draw:g>
              </table:table-cell>
              <table:table-cell office:value-type="string">
                <text:p>T, paralelo (versión for)
12 threads = cores lógicos = cores físicos (ATCGRID)</text:p>
                <draw:g>
                  <svg:desc>Hoja1.E36:Hoja1.E36</svg:desc>
                </draw:g>
              </table:table-cell>
              <table:table-cell office:value-type="string">
                <text:p>T, paralelo (versión for)
4 threads = cores lógicos = cores físicos (PC)</text:p>
                <draw:g>
                  <svg:desc>Hoja1.D6:Hoja1.D6</svg:desc>
                </draw:g>
              </table:table-cell>
              <table:table-cell office:value-type="string">
                <text:p>T, paralelo (versión sections)
4 threads = cores lógicos = cores físicos (PC)</text:p>
                <draw:g>
                  <svg:desc>Hoja1.E6:Hoja1.E6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B7:Hoja1.B17</svg:desc>
                </draw:g>
              </table:table-cell>
              <table:table-cell office:value-type="float" office:value="0.000178382">
                <text:p>0.000178382</text:p>
                <draw:g>
                  <svg:desc>Hoja1.C7:Hoja1.C17</svg:desc>
                </draw:g>
              </table:table-cell>
              <table:table-cell office:value-type="float" office:value="0.004376493">
                <text:p>0.004376493</text:p>
                <draw:g>
                  <svg:desc>Hoja1.F37:Hoja1.F47</svg:desc>
                </draw:g>
              </table:table-cell>
              <table:table-cell office:value-type="float" office:value="0.000434682">
                <text:p>0.000434682</text:p>
                <draw:g>
                  <svg:desc>Hoja1.D37:Hoja1.D49</svg:desc>
                </draw:g>
              </table:table-cell>
              <table:table-cell office:value-type="float" office:value="0.005891461">
                <text:p>0.005891461</text:p>
                <draw:g>
                  <svg:desc>Hoja1.E37:Hoja1.E49</svg:desc>
                </draw:g>
              </table:table-cell>
              <table:table-cell office:value-type="float" office:value="0.000104315">
                <text:p>0.000104315</text:p>
                <draw:g>
                  <svg:desc>Hoja1.D7:Hoja1.D17</svg:desc>
                </draw:g>
              </table:table-cell>
              <table:table-cell office:value-type="float" office:value="0.000288413">
                <text:p>0.000288413</text:p>
                <draw:g>
                  <svg:desc>Hoja1.E7:Hoja1.E17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215182">
                <text:p>0.000215182</text:p>
              </table:table-cell>
              <table:table-cell office:value-type="float" office:value="0.004195131">
                <text:p>0.004195131</text:p>
              </table:table-cell>
              <table:table-cell office:value-type="float" office:value="0.000467208">
                <text:p>0.000467208</text:p>
              </table:table-cell>
              <table:table-cell office:value-type="float" office:value="0.006270841">
                <text:p>0.006270841</text:p>
              </table:table-cell>
              <table:table-cell office:value-type="float" office:value="0.000283921">
                <text:p>0.000283921</text:p>
              </table:table-cell>
              <table:table-cell office:value-type="float" office:value="0.000364683">
                <text:p>0.00036468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353213">
                <text:p>0.000353213</text:p>
              </table:table-cell>
              <table:table-cell office:value-type="float" office:value="0.004140746">
                <text:p>0.004140746</text:p>
              </table:table-cell>
              <table:table-cell office:value-type="float" office:value="0.000356291">
                <text:p>0.000356291</text:p>
              </table:table-cell>
              <table:table-cell office:value-type="float" office:value="0.004906844">
                <text:p>0.004906844</text:p>
              </table:table-cell>
              <table:table-cell office:value-type="float" office:value="0.000306561">
                <text:p>0.000306561</text:p>
              </table:table-cell>
              <table:table-cell office:value-type="float" office:value="0.000621874">
                <text:p>0.00062187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65021">
                <text:p>0.00065021</text:p>
              </table:table-cell>
              <table:table-cell office:value-type="float" office:value="0.004204031">
                <text:p>0.004204031</text:p>
              </table:table-cell>
              <table:table-cell office:value-type="float" office:value="0.000499056">
                <text:p>0.000499056</text:p>
              </table:table-cell>
              <table:table-cell office:value-type="float" office:value="0.006947633">
                <text:p>0.006947633</text:p>
              </table:table-cell>
              <table:table-cell office:value-type="float" office:value="0.000655123">
                <text:p>0.000655123</text:p>
              </table:table-cell>
              <table:table-cell office:value-type="float" office:value="0.001155135">
                <text:p>0.00115513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315974">
                <text:p>0.001315974</text:p>
              </table:table-cell>
              <table:table-cell office:value-type="float" office:value="0.002125777">
                <text:p>0.002125777</text:p>
              </table:table-cell>
              <table:table-cell office:value-type="float" office:value="0.001367306">
                <text:p>0.001367306</text:p>
              </table:table-cell>
              <table:table-cell office:value-type="float" office:value="0.006786712">
                <text:p>0.006786712</text:p>
              </table:table-cell>
              <table:table-cell office:value-type="float" office:value="0.001386243">
                <text:p>0.001386243</text:p>
              </table:table-cell>
              <table:table-cell office:value-type="float" office:value="0.002616417">
                <text:p>0.00261641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718411">
                <text:p>0.002718411</text:p>
              </table:table-cell>
              <table:table-cell office:value-type="float" office:value="0.005466901">
                <text:p>0.005466901</text:p>
              </table:table-cell>
              <table:table-cell office:value-type="float" office:value="0.002516822">
                <text:p>0.002516822</text:p>
              </table:table-cell>
              <table:table-cell office:value-type="float" office:value="0.007437937">
                <text:p>0.007437937</text:p>
              </table:table-cell>
              <table:table-cell office:value-type="float" office:value="0.002659">
                <text:p>0.002659</text:p>
              </table:table-cell>
              <table:table-cell office:value-type="float" office:value="0.004577958">
                <text:p>0.00457795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5278967">
                <text:p>0.005278967</text:p>
              </table:table-cell>
              <table:table-cell office:value-type="float" office:value="0.008355312">
                <text:p>0.008355312</text:p>
              </table:table-cell>
              <table:table-cell office:value-type="float" office:value="0.004973934">
                <text:p>0.004973934</text:p>
              </table:table-cell>
              <table:table-cell office:value-type="float" office:value="0.00853347">
                <text:p>0.00853347</text:p>
              </table:table-cell>
              <table:table-cell office:value-type="float" office:value="0.00544912">
                <text:p>0.00544912</text:p>
              </table:table-cell>
              <table:table-cell office:value-type="float" office:value="0.008508678">
                <text:p>0.00850867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0407676">
                <text:p>0.010407676</text:p>
              </table:table-cell>
              <table:table-cell office:value-type="float" office:value="0.011571925">
                <text:p>0.011571925</text:p>
              </table:table-cell>
              <table:table-cell office:value-type="float" office:value="0.008847148">
                <text:p>0.008847148</text:p>
              </table:table-cell>
              <table:table-cell office:value-type="float" office:value="0.010104209">
                <text:p>0.010104209</text:p>
              </table:table-cell>
              <table:table-cell office:value-type="float" office:value="0.010705089">
                <text:p>0.010705089</text:p>
              </table:table-cell>
              <table:table-cell office:value-type="float" office:value="0.01705557">
                <text:p>0.0170555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118135">
                <text:p>0.02118135</text:p>
              </table:table-cell>
              <table:table-cell office:value-type="float" office:value="0.025399286">
                <text:p>0.025399286</text:p>
              </table:table-cell>
              <table:table-cell office:value-type="float" office:value="0.017095919">
                <text:p>0.017095919</text:p>
              </table:table-cell>
              <table:table-cell office:value-type="float" office:value="0.012020752">
                <text:p>0.012020752</text:p>
              </table:table-cell>
              <table:table-cell office:value-type="float" office:value="0.021579533">
                <text:p>0.021579533</text:p>
              </table:table-cell>
              <table:table-cell office:value-type="float" office:value="0.034186747">
                <text:p>0.03418674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43924646">
                <text:p>0.043924646</text:p>
              </table:table-cell>
              <table:table-cell office:value-type="float" office:value="0.035702657">
                <text:p>0.035702657</text:p>
              </table:table-cell>
              <table:table-cell office:value-type="float" office:value="0.032331859">
                <text:p>0.032331859</text:p>
              </table:table-cell>
              <table:table-cell office:value-type="float" office:value="0.018717587">
                <text:p>0.018717587</text:p>
              </table:table-cell>
              <table:table-cell office:value-type="float" office:value="0.042370052">
                <text:p>0.042370052</text:p>
              </table:table-cell>
              <table:table-cell office:value-type="float" office:value="0.064451489">
                <text:p>0.06445148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87851159">
                <text:p>0.087851159</text:p>
              </table:table-cell>
              <table:table-cell office:value-type="float" office:value="0.084965989">
                <text:p>0.084965989</text:p>
              </table:table-cell>
              <table:table-cell office:value-type="float" office:value="0.063942061">
                <text:p>0.063942061</text:p>
              </table:table-cell>
              <table:table-cell office:value-type="float" office:value="0.032735396">
                <text:p>0.032735396</text:p>
              </table:table-cell>
              <table:table-cell office:value-type="float" office:value="0.085049523">
                <text:p>0.085049523</text:p>
              </table:table-cell>
              <table:table-cell office:value-type="float" office:value="0.120477282">
                <text:p>0.120477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561664">
                <text:p>0.126561664</text:p>
              </table:table-cell>
              <table:table-cell office:value-type="float" office:value="0.059547167">
                <text:p>0.05954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731809">
                <text:p>0.126731809</text:p>
              </table:table-cell>
              <table:table-cell office:value-type="float" office:value="0.060793776">
                <text:p>0.060793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